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1">
            <text:p>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7">
            <text:p>2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01">
            <text:p>2301</text:p>
          </table:table-cell>
          <table:table-cell table:style-name="ce22" office:value-type="float" office:value="284">
            <text:p>28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8">
            <text:p>2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4">
            <text:p>2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68">
            <text:p>6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6">
            <text:p>3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65">
            <text:p>1865</text:p>
          </table:table-cell>
          <table:table-cell table:style-name="ce22" office:value-type="float" office:value="70">
            <text:p>7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7">
            <text:p>1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592">
            <text:p>59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43">
            <text:p>14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6">
            <text:p>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1">
            <text:p>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43">
            <text:p>4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35">
            <text:p>4335</text:p>
          </table:table-cell>
          <table:table-cell table:style-name="ce22" office:value-type="float" office:value="35">
            <text:p>3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21">
            <text:p>7421</text:p>
          </table:table-cell>
          <table:table-cell table:style-name="ce22" office:value-type="float" office:value="259">
            <text:p>25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79">
            <text:p>14479</text:p>
          </table:table-cell>
          <table:table-cell table:style-name="ce22" office:value-type="float" office:value="851">
            <text:p>851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